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8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 draw:shadow="hidden"/>
    </style:style>
    <style:style style:name="gr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fill="solid" draw:fill-color="#ff9966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5cm" svg:x="11.5cm" svg:y="1.5cm">
          <text:p/>
          <draw:enhanced-geometry svg:viewBox="0 0 21600 21600" draw:path-stretchpoint-x="10800" draw:path-stretchpoint-y="10800" draw:text-areas="?f3 ?f4 ?f5 ?f6" draw:type="round-rectangle" draw:modifiers="810.706045223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3.4cm" svg:x="17.5cm" svg:y="5.5cm">
          <text:p/>
          <draw:enhanced-geometry svg:viewBox="0 0 21600 21600" draw:extrusion="false" draw:text-areas="?f0 0 ?f2 ?f5" draw:type="down-arrow" draw:modifiers="18043.399000294 5069.662921348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7cm" svg:height="3cm" svg:x="12.5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cm" svg:height="0.725cm" svg:x="11.5cm" svg:y="1.538cm">
          <draw:text-box>
            <text:p><text:span text:style-name="T1">PC</text:span></text:p>
          </draw:text-box>
        </draw:frame>
        <draw:custom-shape draw:style-name="gr2" draw:text-style-name="P1" draw:layer="layout" svg:width="5cm" svg:height="6cm" svg:x="2cm" svg:y="1.5cm">
          <text:p/>
          <draw:enhanced-geometry svg:viewBox="0 0 21600 21600" draw:path-stretchpoint-x="10800" draw:path-stretchpoint-y="10800" draw:text-areas="?f3 ?f4 ?f5 ?f6" draw:type="round-rectangle" draw:modifiers="1001.27249590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4.5cm" svg:x="2.5cm" svg:y="2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1" draw:layer="layout" svg:x1="12.5cm" svg:y1="3.5cm" svg:x2="7cm" svg:y2="3.5cm">
          <text:p/>
        </draw:line>
        <draw:frame draw:style-name="gr6" draw:text-style-name="P2" draw:layer="layout" svg:width="4.883cm" svg:height="0.725cm" svg:x="2.117cm" svg:y="1.5cm">
          <draw:text-box>
            <text:p><text:span text:style-name="T1">PNA</text:span></text:p>
          </draw:text-box>
        </draw:frame>
        <draw:frame draw:style-name="gr7" draw:text-style-name="P2" draw:layer="layout" svg:width="2.581cm" svg:height="0.725cm" svg:x="12.542cm" svg:y="2.5cm">
          <draw:text-box>
            <text:p text:style-name="P1"><text:span text:style-name="T1">class PNA</text:span></text:p>
          </draw:text-box>
        </draw:frame>
        <draw:frame draw:style-name="gr7" draw:text-style-name="P3" draw:layer="layout" svg:width="2.085cm" svg:height="0.645cm" svg:x="9.2cm" svg:y="2.975cm">
          <draw:text-box>
            <text:p><text:span text:style-name="T2">sendData</text:span></text:p>
          </draw:text-box>
        </draw:frame>
        <draw:custom-shape draw:style-name="gr8" draw:text-style-name="P1" draw:layer="layout" svg:width="2cm" svg:height="2cm" svg:x="12.5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84cm" svg:height="1.039cm" svg:x="12.443cm" svg:y="6.5cm">
          <draw:text-box>
            <text:p text:style-name="P4"><text:span text:style-name="T2">class </text:span></text:p>
            <text:p text:style-name="P4"><text:span text:style-name="T2">Message</text:span></text:p>
          </draw:text-box>
        </draw:frame>
        <draw:custom-shape draw:style-name="gr8" draw:text-style-name="P1" draw:layer="layout" svg:width="0.5cm" svg:height="1cm" svg:x="12.7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cm" svg:height="2cm" svg:x="14.8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145cm" svg:height="1.039cm" svg:x="14.743cm" svg:y="6.5cm">
          <draw:text-box>
            <text:p text:style-name="P4"><text:span text:style-name="T2">class </text:span></text:p>
            <text:p text:style-name="P4"><text:span text:style-name="T2">PointData</text:span></text:p>
          </draw:text-box>
        </draw:frame>
        <draw:custom-shape draw:style-name="gr9" draw:text-style-name="P1" draw:layer="layout" svg:width="0.5cm" svg:height="1cm" svg:x="15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998cm" svg:height="1.1cm" svg:x="12.502cm" svg:y="8.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66cm" svg:height="1.039cm" svg:x="12.445cm" svg:y="8.9cm">
          <draw:text-box>
            <text:p text:style-name="P4"><text:span text:style-name="T2">class </text:span></text:p>
            <text:p text:style-name="P4"><text:span text:style-name="T2">WritePointToFile</text:span></text:p>
          </draw:text-box>
        </draw:frame>
        <draw:custom-shape draw:style-name="gr10" draw:text-style-name="P1" draw:layer="layout" svg:width="0.8cm" svg:height="3.4cm" svg:x="18.5cm" svg:y="5.5cm">
          <text:p/>
          <draw:enhanced-geometry svg:viewBox="0 0 21600 21600" draw:extrusion="false" draw:text-areas="?f0 0 ?f2 ?f5" draw:type="down-arrow" draw:modifiers="18043.399000294 5069.662921348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4.304cm" svg:height="0.489cm" draw:transform="rotate (1.5707963267946) translate (18.673cm 8.624cm)">
          <draw:text-box>
            <text:p><text:span text:style-name="T3">Point X,Y,Z, date, service info / 2 lines</text:span></text:p>
          </draw:text-box>
        </draw:frame>
        <draw:custom-shape draw:style-name="gr2" draw:text-style-name="P1" draw:layer="layout" svg:width="0.8cm" svg:height="5.5cm" draw:transform="rotate (1.5707963267946) translate (7cm 4.8cm)">
          <text:p/>
          <draw:enhanced-geometry svg:viewBox="0 0 21600 21600" draw:mirror-horizontal="false" draw:mirror-vertical="false" draw:extrusion="false" draw:text-areas="?f0 0 ?f2 ?f5" draw:type="down-arrow" draw:modifiers="18670.7871296128 5123.595505617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3" draw:layer="layout" svg:width="2.471cm" svg:height="0.645cm" svg:x="9.029cm" svg:y="4.081cm">
          <draw:text-box>
            <text:p><text:span text:style-name="T2">receiveData</text:span></text:p>
          </draw:text-box>
        </draw:frame>
        <draw:frame draw:style-name="gr7" draw:text-style-name="P6" draw:layer="layout" svg:width="3.973cm" svg:height="0.489cm" draw:transform="rotate (1.5707963267946) translate (17.681cm 8.618cm)">
          <draw:text-box>
            <text:p><text:span text:style-name="T3">receiveData(freq,S11,S21,S12,S22)</text:span></text:p>
          </draw:text-box>
        </draw:frame>
        <draw:custom-shape draw:style-name="gr11" draw:text-style-name="P1" draw:layer="layout" svg:width="6.998cm" svg:height="1.1cm" svg:x="12.5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071cm" svg:height="1.039cm" svg:x="12.5cm" svg:y="12.5cm">
          <draw:text-box>
            <text:p text:style-name="P4"><text:span text:style-name="T2">class </text:span></text:p>
            <text:p text:style-name="P4"><text:span text:style-name="T2">GenDataForParaView</text:span></text:p>
          </draw:text-box>
        </draw:frame>
        <draw:custom-shape draw:style-name="gr12" draw:text-style-name="P7" draw:layer="layout" svg:width="6.998cm" svg:height="1.5cm" svg:x="12.502cm" svg:y="10.5cm">
          <text:p text:style-name="P1"><text:span text:style-name="T4">Point files </text:span></text:p>
          <text:p text:style-name="P1"><text:span text:style-name="T4">(max 100 000 ~ 3.6 GB 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5cm" svg:x="17.4cm" svg:y="10cm">
          <text:p/>
          <draw:enhanced-geometry svg:viewBox="0 0 21600 21600" draw:extrusion="false" draw:text-areas="?f0 0 ?f2 ?f5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8cm" svg:height="0.5cm" svg:x="17.4cm" svg:y="13.6cm">
          <text:p/>
          <draw:enhanced-geometry svg:viewBox="0 0 21600 21600" draw:extrusion="false" draw:text-areas="?f0 0 ?f2 ?f5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6.998cm" svg:height="1.5cm" svg:x="12.502cm" svg:y="14.1cm">
          <text:p text:style-name="P1"><text:span text:style-name="T4">ParaView structured grid image file (XM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5cm" svg:x="18.5cm" svg:y="12cm">
          <text:p/>
          <draw:enhanced-geometry svg:viewBox="0 0 21600 21600" draw:extrusion="false" draw:text-areas="?f0 0 ?f2 ?f5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-0.8cm" svg:height="-0.5cm" svg:x="18.2cm" svg:y="12.5cm">
          <text:p/>
          <draw:enhanced-geometry svg:viewBox="0 0 21600 21600" draw:mirror-horizontal="false" draw:mirror-vertical="false" draw:extrusion="false" draw:text-areas="?f0 0 ?f2 ?f5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3" draw:text-style-name="P1" draw:layer="layout" svg:width="17cm" svg:height="5.5cm" svg:x="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4.1cm" svg:x="9.7cm" svg:y="5.5cm">
          <text:p/>
          <draw:enhanced-geometry svg:viewBox="0 0 21600 21600" draw:text-areas="?f0 0 ?f2 ?f5" draw:type="down-arrow" draw:modifiers="18873.0077120823 5675.12487512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1.5cm" svg:x="8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4.1cm" svg:x="17cm" svg:y="5.5cm">
          <text:p/>
          <draw:enhanced-geometry svg:viewBox="0 0 21600 21600" draw:text-areas="?f0 0 ?f2 ?f5" draw:type="down-arrow" draw:modifiers="18873.0077120823 5675.12487512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1.5cm" svg:x="15.8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4.1cm" svg:x="5.9cm" svg:y="5.5cm">
          <text:p/>
          <draw:enhanced-geometry svg:viewBox="0 0 21600 21600" draw:text-areas="?f0 0 ?f2 ?f5" draw:type="down-arrow" draw:modifiers="18873.0077120823 5675.12487512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1.5cm" svg:x="4.7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3.5cm" svg:height="1.5cm" svg:x="3.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cm" svg:height="3cm" svg:x="4.4cm" svg:y="3.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3cm" svg:height="3cm" svg:x="8cm" svg:y="3.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3cm" svg:height="3cm" svg:x="15.4cm" svg:y="3.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7" draw:layer="layout" svg:width="5.434cm" svg:height="0.962cm" svg:x="3.2cm" svg:y="1.638cm">
          <draw:text-box>
            <text:p>Frequency Points</text:p>
          </draw:text-box>
        </draw:frame>
        <draw:frame draw:style-name="gr7" draw:text-style-name="P3" draw:layer="layout" svg:width="2.627cm" svg:height="0.645cm" svg:x="4.4cm" svg:y="4.431cm">
          <draw:text-box>
            <text:p text:style-name="P3"><text:span text:style-name="T2">PlaneXYGrid</text:span></text:p>
          </draw:text-box>
        </draw:frame>
        <draw:frame draw:style-name="gr7" draw:text-style-name="P3" draw:layer="layout" svg:width="2.627cm" svg:height="0.645cm" svg:x="8.001cm" svg:y="4.432cm">
          <draw:text-box>
            <text:p text:style-name="P3"><text:span text:style-name="T2">PlaneXYGrid</text:span></text:p>
          </draw:text-box>
        </draw:frame>
        <draw:frame draw:style-name="gr7" draw:text-style-name="P3" draw:layer="layout" svg:width="2.627cm" svg:height="0.645cm" svg:x="15.402cm" svg:y="4.433cm">
          <draw:text-box>
            <text:p text:style-name="P3"><text:span text:style-name="T2">PlaneXYGrid</text:span></text:p>
          </draw:text-box>
        </draw:frame>
        <draw:frame draw:style-name="gr7" draw:text-style-name="P3" draw:layer="layout" svg:width="4.202cm" svg:height="0.645cm" svg:x="11.203cm" svg:y="4.434cm">
          <draw:text-box>
            <text:p text:style-name="P3"><text:span text:style-name="T2">......................................</text:span></text:p>
          </draw:text-box>
        </draw:frame>
        <draw:custom-shape draw:style-name="gr16" draw:text-style-name="P1" draw:layer="layout" svg:width="3.5cm" svg:height="1.5cm" svg:x="3.9cm" svg:y="9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cm" svg:height="1.5cm" svg:x="7.7cm" svg:y="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cm" svg:height="1.5cm" svg:x="7.7cm" svg:y="9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cm" svg:height="1.5cm" svg:x="15cm" svg:y="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cm" svg:height="1.5cm" svg:x="15cm" svg:y="9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812cm" svg:height="0.645cm" svg:x="11.203cm" svg:y="8.135cm">
          <draw:text-box>
            <text:p text:style-name="P3"><text:span text:style-name="T2">..................................</text:span></text:p>
          </draw:text-box>
        </draw:frame>
        <draw:frame draw:style-name="gr7" draw:text-style-name="P3" draw:layer="layout" svg:width="3.812cm" svg:height="0.645cm" svg:x="11.203cm" svg:y="10.235cm">
          <draw:text-box>
            <text:p text:style-name="P3"><text:span text:style-name="T2">..................................</text:span></text:p>
          </draw:text-box>
        </draw:frame>
        <draw:frame draw:style-name="gr7" draw:text-style-name="P3" draw:layer="layout" svg:width="17.122cm" svg:height="0.645cm" svg:x="1.54cm" svg:y="8cm">
          <draw:text-box>
            <text:p text:style-name="P3"><text:span text:style-name="T2">amplitude / <text:s text:c="2"/>measXXXXXX_0.bin <text:s text:c="4"/>measXXXXXX_1.bin <text:s text:c="40"/>measXXXXXX_N.bin</text:span></text:p>
          </draw:text-box>
        </draw:frame>
        <draw:frame draw:style-name="gr7" draw:text-style-name="P3" draw:layer="layout" svg:width="0.913cm" svg:height="0.645cm" svg:x="3.673cm" svg:y="3.9cm">
          <draw:text-box>
            <text:p text:style-name="P3"><text:span text:style-name="T2">Z0</text:span></text:p>
          </draw:text-box>
        </draw:frame>
        <draw:frame draw:style-name="gr7" draw:text-style-name="P3" draw:layer="layout" svg:width="0.913cm" svg:height="0.645cm" svg:x="3.874cm" svg:y="3.501cm">
          <draw:text-box>
            <text:p text:style-name="P3"><text:span text:style-name="T2">Z1</text:span></text:p>
          </draw:text-box>
        </draw:frame>
        <draw:frame draw:style-name="gr7" draw:text-style-name="P3" draw:layer="layout" svg:width="0.913cm" svg:height="0.645cm" svg:x="4.075cm" svg:y="3.102cm">
          <draw:text-box>
            <text:p text:style-name="P3"><text:span text:style-name="T2">Z..</text:span></text:p>
          </draw:text-box>
        </draw:frame>
        <draw:frame draw:style-name="gr7" draw:text-style-name="P3" draw:layer="layout" svg:width="0.913cm" svg:height="0.645cm" svg:x="7.274cm" svg:y="3.901cm">
          <draw:text-box>
            <text:p text:style-name="P3"><text:span text:style-name="T2">Z0</text:span></text:p>
          </draw:text-box>
        </draw:frame>
        <draw:frame draw:style-name="gr7" draw:text-style-name="P3" draw:layer="layout" svg:width="0.913cm" svg:height="0.645cm" svg:x="7.475cm" svg:y="3.502cm">
          <draw:text-box>
            <text:p text:style-name="P3"><text:span text:style-name="T2">Z1</text:span></text:p>
          </draw:text-box>
        </draw:frame>
        <draw:frame draw:style-name="gr7" draw:text-style-name="P3" draw:layer="layout" svg:width="0.913cm" svg:height="0.645cm" svg:x="7.676cm" svg:y="3.103cm">
          <draw:text-box>
            <text:p text:style-name="P3"><text:span text:style-name="T2">Z..</text:span></text:p>
          </draw:text-box>
        </draw:frame>
        <draw:frame draw:style-name="gr7" draw:text-style-name="P3" draw:layer="layout" svg:width="0.913cm" svg:height="0.645cm" svg:x="14.675cm" svg:y="3.902cm">
          <draw:text-box>
            <text:p text:style-name="P3"><text:span text:style-name="T2">Z0</text:span></text:p>
          </draw:text-box>
        </draw:frame>
        <draw:frame draw:style-name="gr7" draw:text-style-name="P3" draw:layer="layout" svg:width="0.913cm" svg:height="0.645cm" svg:x="14.876cm" svg:y="3.503cm">
          <draw:text-box>
            <text:p text:style-name="P3"><text:span text:style-name="T2">Z1</text:span></text:p>
          </draw:text-box>
        </draw:frame>
        <draw:frame draw:style-name="gr7" draw:text-style-name="P3" draw:layer="layout" svg:width="0.913cm" svg:height="0.645cm" svg:x="15.077cm" svg:y="3.104cm">
          <draw:text-box>
            <text:p text:style-name="P3"><text:span text:style-name="T2">Z..</text:span></text:p>
          </draw:text-box>
        </draw:frame>
        <draw:frame draw:style-name="gr7" draw:text-style-name="P3" draw:layer="layout" svg:width="17.156cm" svg:height="0.645cm" svg:x="1.54cm" svg:y="10.101cm">
          <draw:text-box>
            <text:p text:style-name="P3"><text:span text:style-name="T2"><text:s text:c="7"/></text:span><text:span text:style-name="T2">phase / <text:s text:c="2"/>measXXXXXX_0.bin <text:s text:c="4"/>measXXXXXX_1.bin <text:s text:c="40"/>measXXXXXX_N.bin</text:span></text:p>
          </draw:text-box>
        </draw:frame>
        <draw:frame draw:style-name="gr7" draw:layer="layout" svg:width="12.927cm" svg:height="0.962cm" svg:x="2.8cm" svg:y="11.6cm">
          <draw:text-box>
            <text:p>Measured data collection and file gene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slav Borisov</meta:initial-creator>
    <meta:creation-date>2012-05-02T12:22:32</meta:creation-date>
    <dc:date>2012-05-08T16:29:53</dc:date>
    <dc:creator>Radoslav Borisov</dc:creator>
    <meta:editing-duration>PT48M19S</meta:editing-duration>
    <meta:editing-cycles>2</meta:editing-cycles>
    <meta:generator>LibreOffice/3.3$Unix LibreOffice_project/330m19$Build-401</meta:generator>
    <meta:document-statistic meta:object-count="66"/>
  </office:meta>
</office:document-meta>
</file>